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T1" style:family="text">
      <style:text-properties fo:color="#739eca" loext:opacity="100%" style:font-name="Courier New" fo:font-size="10pt" fo:font-weight="bold" style:font-size-asian="10pt" style:font-weight-asian="bold"/>
    </style:style>
    <style:style style:name="T2" style:family="text">
      <style:text-properties fo:color="#aaaaaa" loext:opacity="100%" style:font-name="Courier New" fo:font-size="10pt" style:font-size-asian="10pt"/>
    </style:style>
    <style:style style:name="T3" style:family="text">
      <style:text-properties fo:color="#9e9e9e" loext:opacity="100%" style:font-name="Courier New" fo:font-size="10pt" style:font-size-asian="10pt"/>
    </style:style>
    <style:style style:name="T4" style:family="text">
      <style:text-properties style:font-name="Courier New" fo:font-size="10pt" style:font-size-asian="10pt"/>
    </style:style>
    <style:style style:name="T5" style:family="text">
      <style:text-properties fo:color="#c1aa6c" loext:opacity="100%" style:font-name="Courier New" fo:font-size="10pt" fo:font-weight="bold" style:font-size-asian="10pt" style:font-weight-asian="bold"/>
    </style:style>
    <style:style style:name="T6" style:family="text">
      <style:text-properties fo:color="#c1aa6c" loext:opacity="100%" style:font-name="Courier New" fo:font-size="10pt" style:font-size-asian="10pt"/>
    </style:style>
    <style:style style:name="T7" style:family="text">
      <style:text-properties fo:color="#cac580" loext:opacity="100%" style:font-name="Courier New" fo:font-size="10pt" style:font-size-asian="10pt"/>
    </style:style>
    <style:style style:name="T8" style:family="text">
      <style:text-properties fo:color="#eecc64" loext:opacity="100%" style:font-name="Courier New" fo:font-size="10pt" style:font-size-asian="10pt"/>
    </style:style>
    <style:style style:name="T9" style:family="text">
      <style:text-properties fo:color="#c0c0c0" loext:opacity="100%" style:font-name="Courier New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3">teachers</text:span></text:p>
      <text:p text:style-name="P2" loext:marker-style-name="T4"/>
      <text:p text:style-name="P1" loext:marker-style-name="T4"><text:span text:style-name="T1">select</text:span><text:span text:style-name="T2"> </text:span><text:span text:style-name="T3">head_of_department</text:span><text:span text:style-name="T2">, </text:span><text:span text:style-name="T3">name</text:span><text:span text:style-name="T2"> </text:span><text:span text:style-name="T1">from</text:span><text:span text:style-name="T2"> </text:span><text:span text:style-name="T3">departments</text:span></text:p>
      <text:p text:style-name="P2" loext:marker-style-name="T4"/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5">degrees</text:span><text:span text:style-name="T2"> </text:span><text:span text:style-name="T1">where</text:span><text:span text:style-name="T2"> </text:span><text:span text:style-name="T6">`level`</text:span><text:span text:style-name="T2"> = </text:span><text:span text:style-name="T7">'magistrale'</text:span><text:span text:style-name="T8">;</text:span></text:p>
      <text:p text:style-name="P2" loext:marker-style-name="T4"/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3">students</text:span><text:span text:style-name="T2"> </text:span><text:span text:style-name="T1">where</text:span><text:span text:style-name="T2"> </text:span><text:span text:style-name="T3">name</text:span><text:span text:style-name="T2"> = </text:span><text:span text:style-name="T7">'marco'</text:span><text:span text:style-name="T8">;</text:span></text:p>
      <text:p text:style-name="P2" loext:marker-style-name="T4"/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3">courses</text:span><text:span text:style-name="T2"> </text:span><text:span text:style-name="T1">where</text:span><text:span text:style-name="T2"> </text:span><text:span text:style-name="T3">cfu</text:span><text:span text:style-name="T2"> &gt;= </text:span><text:span text:style-name="T7">'12'</text:span><text:span text:style-name="T8">;</text:span></text:p>
      <text:p text:style-name="P2" loext:marker-style-name="T4"/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3">courses</text:span><text:span text:style-name="T2"> </text:span><text:span text:style-name="T1">where</text:span><text:span text:style-name="T2"> </text:span><text:span text:style-name="T3">cfu</text:span><text:span text:style-name="T2"> &gt; </text:span><text:span text:style-name="T9">10</text:span><text:span text:style-name="T2"> </text:span><text:span text:style-name="T1">or</text:span><text:span text:style-name="T2"> </text:span><text:span text:style-name="T3">cfu</text:span><text:span text:style-name="T2"> &lt; </text:span><text:span text:style-name="T9">5</text:span></text:p>
      <text:p text:style-name="P2" loext:marker-style-name="T4"/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3">courses</text:span><text:span text:style-name="T2"> </text:span><text:span text:style-name="T1">where</text:span><text:span text:style-name="T2"> </text:span><text:span text:style-name="T6">`year`</text:span><text:span text:style-name="T2"> = </text:span><text:span text:style-name="T7">'1'</text:span><text:span text:style-name="T2"> </text:span><text:span text:style-name="T1">and</text:span><text:span text:style-name="T2"> </text:span><text:span text:style-name="T3">period</text:span><text:span text:style-name="T2"> = </text:span><text:span text:style-name="T7">'I semestre'</text:span></text:p>
      <text:p text:style-name="P2" loext:marker-style-name="T4"/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3">courses</text:span><text:span text:style-name="T2"> </text:span><text:span text:style-name="T1">where</text:span><text:span text:style-name="T2"> </text:span><text:span text:style-name="T3">website</text:span><text:span text:style-name="T2"> </text:span><text:span text:style-name="T1">is</text:span><text:span text:style-name="T2"> </text:span><text:span text:style-name="T1">null</text:span></text:p>
      <text:p text:style-name="P2" loext:marker-style-name="T4"/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3">teachers</text:span><text:span text:style-name="T2"> </text:span><text:span text:style-name="T1">where</text:span><text:span text:style-name="T2"> </text:span><text:span text:style-name="T3">phone</text:span><text:span text:style-name="T2"> </text:span><text:span text:style-name="T1">is</text:span><text:span text:style-name="T2"> </text:span><text:span text:style-name="T1">not</text:span><text:span text:style-name="T2"> </text:span><text:span text:style-name="T1">null</text:span></text:p>
      <text:p text:style-name="P2" loext:marker-style-name="T4"/>
      <text:p text:style-name="P2" loext:marker-style-name="T4"/>
      <text:p text:style-name="P1" loext:marker-style-name="T4"><text:span text:style-name="T1">select</text:span><text:span text:style-name="T2"> * </text:span><text:span text:style-name="T1">from</text:span><text:span text:style-name="T2"> </text:span><text:span text:style-name="T3">students</text:span><text:span text:style-name="T2"> </text:span><text:span text:style-name="T1">where</text:span><text:span text:style-name="T2"> </text:span><text:span text:style-name="T3">name</text:span><text:span text:style-name="T2"> </text:span><text:span text:style-name="T1">like</text:span><text:span text:style-name="T2"> </text:span><text:span text:style-name="T7">'E%'</text:span></text:p>
      <text:p text:style-name="P2" loext:marker-style-name="T4"/>
      <text:p text:style-name="P1" loext:marker-style-name="T4"><text:span text:style-name="T1">select</text:span><text:span text:style-name="T2"> </text:span><text:span text:style-name="T5">count</text:span><text:span text:style-name="T2">(*) </text:span><text:span text:style-name="T1">from</text:span><text:span text:style-name="T2"> </text:span><text:span text:style-name="T3">teachers</text:span><text:span text:style-name="T2"> </text:span><text:span text:style-name="T1">where</text:span><text:span text:style-name="T2"> </text:span><text:span text:style-name="T3">name</text:span><text:span text:style-name="T2"> </text:span><text:span text:style-name="T1">like</text:span><text:span text:style-name="T2"> </text:span><text:span text:style-name="T7">'E%'</text:span></text:p>
      <text:p text:style-name="P2" loext:marker-style-name="T4"/>
      <text:p text:style-name="Standard"><text:span text:style-name="T1">select</text:span><text:span text:style-name="T2"> </text:span><text:span text:style-name="T5">count</text:span><text:span text:style-name="T2">(*) </text:span><text:span text:style-name="T1">from</text:span><text:span text:style-name="T2"> </text:span><text:span text:style-name="T3">teachers</text:span><text:span text:style-name="T2"> </text:span><text:span text:style-name="T1">where</text:span><text:span text:style-name="T2"> </text:span><text:span text:style-name="T3">phone</text:span><text:span text:style-name="T2"> </text:span><text:span text:style-name="T1">is</text:span><text:span text:style-name="T2"> </text:span><text:span text:style-name="T1">null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7:11:20.941000000</meta:creation-date>
    <dc:date>2023-08-30T17:15:23.246000000</dc:date>
    <meta:editing-duration>PT4M3S</meta:editing-duration>
    <meta:editing-cycles>1</meta:editing-cycles>
    <meta:document-statistic meta:table-count="0" meta:image-count="0" meta:object-count="0" meta:page-count="1" meta:paragraph-count="12" meta:word-count="99" meta:character-count="550" meta:non-whitespace-character-count="462"/>
    <meta:generator>LibreOffice/7.5.4.2$Windows_X86_64 LibreOffice_project/36ccfdc35048b057fd9854c757a8b67ec53977b6</meta:generator>
  </office:meta>
</office:document-meta>
</file>